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8D2E00004F60EBDAAD69.svg" manifest:media-type=""/>
  <manifest:file-entry manifest:full-path="Pictures/10000201000003AF00000212D2CFABA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5cm"/>
    </style:style>
    <style:style style:name="P1" style:family="paragraph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Code Refractor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Optimizing Stack-based Vms</text:p>
            <text:p>Khlud Ciprian</text:p>
            <text:p/>
            <text:p>Coordinator</text:p>
            <text:p>PhD Ferucio Laurențiu Țiple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3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Code Refractor - Content</text:p>
          </draw:text-box>
        </draw:frame>
        <draw:frame presentation:style-name="pr4" draw:layer="layout" svg:width="12.297cm" svg:height="9.135cm" svg:x="1.4cm" svg:y="3.8cm" presentation:class="outline" presentation:user-transformed="true">
          <draw:text-box>
            <text:p>1. - Stack-based Vms</text:p>
            <text:p>2. - Code Refractor architecture</text:p>
            <text:p>3. - FrontEnd</text:p>
            <text:p>4. - Optimization overview</text:p>
            <text:p>5. - Local Optimizations</text:p>
            <text:p>6. - Use-Def optimizations</text:p>
            <text:p>7. - DataFlow optimizations</text:p>
            <text:p>8. - Constant propagation</text:p>
            <text:p>9. - Escape analysis </text:p>
          </draw:text-box>
        </draw:frame>
        <draw:frame presentation:style-name="pr4" draw:layer="layout" svg:width="12.297cm" svg:height="9.135cm" svg:x="14.6cm" svg:y="3.665cm" presentation:class="outline" presentation:user-transformed="true">
          <draw:text-box>
            <text:p>Conclusions</text:p>
            <text:p>1. Performance vs .Net </text:p>
            <text:p>2. Questions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1. - Stack-based Vms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Optimizing Stack-based Vms</text:p>
            <text:p>Khlud Ciprian</text:p>
            <text:p/>
            <text:p>Coordinator</text:p>
            <text:p>PhD Ferucio Laurențiu Țiple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2. - Code Refractor architecture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Optimizing Stack-based Vms</text:p>
            <text:p>Khlud Ciprian</text:p>
            <text:p/>
            <text:p>Coordinator</text:p>
            <text:p>PhD Ferucio Laurențiu Țiple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3. - FrontEnd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Optimizing Stack-based Vms</text:p>
            <text:p>Khlud Ciprian</text:p>
            <text:p/>
            <text:p>Coordinator</text:p>
            <text:p>PhD Ferucio Laurențiu Țiple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4. - Optimization overview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Optimizing Stack-based Vms</text:p>
            <text:p>Khlud Ciprian</text:p>
            <text:p/>
            <text:p>Coordinator</text:p>
            <text:p>PhD Ferucio Laurențiu Țiple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7. - DataFlow optimizations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Optimizing Stack-based Vms</text:p>
            <text:p>Khlud Ciprian</text:p>
            <text:p/>
            <text:p>Coordinator</text:p>
            <text:p>PhD Ferucio Laurențiu Țiple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8. - Constant propagation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Optimizing Stack-based Vms</text:p>
            <text:p>Khlud Ciprian</text:p>
            <text:p/>
            <text:p>Coordinator</text:p>
            <text:p>PhD Ferucio Laurențiu Țiple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9. - Escape analysis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Optimizing Stack-based Vms</text:p>
            <text:p>Khlud Ciprian</text:p>
            <text:p/>
            <text:p>Coordinator</text:p>
            <text:p>PhD Ferucio Laurențiu Țiple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Conclusions 1. Performance vs .Net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Optimizing Stack-based Vms</text:p>
            <text:p>Khlud Ciprian</text:p>
            <text:p/>
            <text:p>Coordinator</text:p>
            <text:p>PhD Ferucio Laurențiu Țiple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2. Questions ?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Code Refractor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Optimizing Stack-based Vms</text:p>
            <text:p>Khlud Ciprian</text:p>
            <text:p/>
            <text:p>Coordinator</text:p>
            <text:p>PhD Ferucio Laurențiu Țiple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Liberation Sans" fo:font-size="24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33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3" draw:layer="backgroundobjects" svg:width="27.997cm" svg:height="15.759cm" svg:x="0.001cm" svg:y="0.001cm">
        <draw:image xlink:href="Pictures/10000201000003AF00000212D2CFABAC.png" xlink:type="simple" xlink:show="embed" xlink:actuate="onLoad"/>
        <draw:image xlink:href="Pictures/2000000100008D2E00004F60EBDAAD69.svg" xlink:type="simple" xlink:show="embed" xlink:actuate="onLoad">
          <text:p/>
        </draw:image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5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6T23:05:40.813000000</meta:creation-date>
    <meta:editing-duration>P0D</meta:editing-duration>
    <meta:editing-cycles>1</meta:editing-cycles>
    <meta:generator>LibreOffice/4.1.0.4$Windows_x86 LibreOffice_project/89ea49ddacd9aa532507cbf852f2bb22b1ace28</meta:generator>
    <dc:title>Lush Green</dc:title>
    <meta:document-statistic meta:object-count="71"/>
    <meta:template xlink:type="simple" xlink:actuate="onRequest" xlink:title="Lush Green" xlink:href="../../../../Program%20Files%20(x86)/LibreOffice%204/share/template/common/layout/LushGreen.otp" meta:date="2013-08-26T23:05:40.173000000"/>
  </office:meta>
</office:document-meta>
</file>